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Courier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eorgia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Georgia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Georgia" fo:font-size="9pt" fo:font-weight="normal" style:font-size-asian="9pt" style:font-weight-asian="normal" style:font-size-complex="9pt" style:font-weight-complex="normal"/>
    </style:style>
    <style:style style:name="P4" style:family="paragraph" style:parent-style-name="Answer" style:list-style-name="L1"/>
    <style:style style:name="P5" style:family="paragraph" style:parent-style-name="Table_20_Contents" style:list-style-name="L1">
      <style:paragraph-properties fo:text-align="start" style:justify-single-word="false"/>
      <style:text-properties style:font-name="Georgia" fo:font-size="9pt" fo:font-weight="normal" style:font-size-asian="9pt" style:font-weight-asian="normal" style:font-size-complex="9pt" style:font-weight-complex="normal"/>
    </style:style>
    <style:style style:name="P6" style:family="paragraph" style:parent-style-name="Table_20_Contents" style:list-style-name="L1">
      <style:paragraph-properties fo:text-align="start" style:justify-single-word="false"/>
      <style:text-properties style:font-name="Courier" fo:font-size="9pt" fo:font-weight="normal" style:font-size-asian="9pt" style:font-weight-asian="normal" style:font-size-complex="9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Georgia" fo:font-size="9pt" fo:font-weight="normal" style:font-size-asian="9pt" style:font-weight-asian="normal" style:font-size-complex="9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Courier" fo:font-size="9pt" fo:font-weight="normal" style:font-size-asian="9pt" style:font-weight-asian="normal" style:font-size-complex="9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"/>
    </style:style>
    <style:style style:name="T3" style:family="text">
      <style:text-properties fo:color="#009900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Name: </text:span>__________________________ <text:s text:c="6"/><text:span text:style-name="T1">Net ID:</text:span> ________ (ex: abc123)<text:span text:style-name="T1"><text:line-break/></text:span></text:p>
      <text:p text:style-name="P1">CSCI-UA.0002 – Strings</text:p>
      <text:p text:style-name="P3"/>
      <text:list xml:id="list8686278165730148264" text:style-name="L1">
        <text:list-item>
          <text:p text:style-name="P7">What is the output of the following code if <text:span text:style-name="T2">s = 'omg wat!'</text:span>?<text:line-break/></text:p>
          <text:list>
            <text:list-item>
              <text:p text:style-name="P4">print(s[-1])<text:tab/><text:tab/><text:tab/>_________________________________ <text:span text:style-name="T3">!</text:span><text:line-break/></text:p>
            </text:list-item>
            <text:list-item>
              <text:p text:style-name="P8">print(s[:3])<text:tab/><text:tab/><text:tab/>_________________________________ <text:span text:style-name="Answer">omg</text:span><text:line-break/></text:p>
            </text:list-item>
            <text:list-item>
              <text:p text:style-name="P8">print(s[1] + s[5:])<text:tab/><text:tab/>_________________________________ <text:span text:style-name="Answer">mat</text:span><text:line-break/></text:p>
            </text:list-item>
            <text:list-item>
              <text:p text:style-name="P8">print(s[1:3] + s[8])<text:tab/>_________________________________ <text:span text:style-name="Answer">error</text:span><text:line-break/></text:p>
            </text:list-item>
            <text:list-item>
              <text:p text:style-name="P7"><text:span text:style-name="T2">print(s[-4:-1])<text:tab/><text:tab/>_________________________________ </text:span><text:span text:style-name="Answer">wat</text:span><text:line-break/></text:p>
            </text:list-item>
            <text:list-item>
              <text:p text:style-name="P8">s[0] = ''</text:p>
              <text:p text:style-name="P7"><text:span text:style-name="T2">print(s)<text:tab/><text:tab/><text:tab/>_________________________________ </text:span><text:span text:style-name="Answer">error<text:line-break/><text:line-break/></text:span></text:p>
            </text:list-item>
          </text:list>
        </text:list-item>
        <text:list-item>
          <text:p text:style-name="P5">Write a function called limit_length. It takes a string and a max length as arguments and it returns:</text:p>
          <text:p text:style-name="P5"/>
          <text:list>
            <text:list-item>
              <text:p text:style-name="P5">the original string if the original string's length is less than or equal to the max length passed in</text:p>
            </text:list-item>
            <text:list-item>
              <text:p text:style-name="P5">the original string truncated so that that the part of it that goes over the max length is replaced by elipses (…) if the original string's length exceeds the max_length<text:line-break/></text:p>
            </text:list-item>
          </text:list>
          <text:p text:style-name="P5">For example: <text:span text:style-name="T2">limit_length('hello world', 5)</text:span> would return <text:span text:style-name="T2">'hello...'<text:line-break/><text:line-break/></text:span><text:span text:style-name="Answer"> def limit_length(s, length):</text:span></text:p>
          <text:p text:style-name="P5"><text:span text:style-name="Answer"><text:s text:c="3"/>if(len(s) &gt; length):</text:span></text:p>
          <text:p text:style-name="P5"><text:span text:style-name="Answer"><text:s text:c="5"/>return s[:length] + '...'</text:span></text:p>
          <text:p text:style-name="P5"><text:span text:style-name="Answer"><text:s text:c="3"/>return s</text:span><text:line-break/><text:line-break/><text:line-break/><text:line-break/><text:line-break/><text:line-break/><text:line-break/><text:line-break/><text:line-break/><text:line-break/></text:p>
        </text:list-item>
        <text:list-item>
          <text:p text:style-name="P5">Write a function called <text:span text:style-name="T2">is_numbers_only</text:span> (without using the string methods isnumeric, isdigit, isalpha, isalnum, etc.). It should take a single argument, a string. It should return a boolean value indicating whether or not all of the characters in the string given are numbers (0 through 9). For example:</text:p>
          <text:p text:style-name="P5"><text:line-break/><text:span text:style-name="T2">is_numbers_only('hello') <text:tab/># False</text:span></text:p>
          <text:p text:style-name="P6">is_numbers_only('1hello') <text:tab/># False</text:p>
          <text:p text:style-name="P6">is_numbers_only('12') <text:tab/># True</text:p>
          <text:p text:style-name="P5"><text:span text:style-name="T2">is_numbers_only('1h2') <text:tab/># False</text:span><text:line-break/><text:line-break/><text:line-break/><text:line-break/><text:span text:style-name="Answer">def is_numbers_only(s):</text:span></text:p>
          <text:p text:style-name="P5"><text:span text:style-name="Answer"><text:s text:c="3"/>for ch in s:</text:span></text:p>
          <text:p text:style-name="P5"><text:span text:style-name="Answer"><text:s text:c="5"/>num = ord(ch)</text:span></text:p>
          <text:p text:style-name="P5"><text:span text:style-name="Answer"><text:s text:c="5"/>if num &lt; 48 or num &gt; 57:</text:span></text:p>
          <text:p text:style-name="P5"><text:span text:style-name="Answer"><text:s text:c="7"/>return False</text:span></text:p>
          <text:p text:style-name="P5"><text:span text:style-name="Answer"><text:s text:c="3"/>return True<text:line-break/></text:span><text:line-break/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Courier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hatch draw:name="Hatch_20_2" draw:display-name="Hatch 2" draw:style="single" draw:color="#000000" draw:distance="0.0043in" draw:rotation="0"/>
    <draw:hatch draw:name="Hatch_20_3" draw:display-name="Hatch 3" draw:style="single" draw:color="#000000" draw:distance="0.0043in" draw:rotation="0"/>
    <draw:hatch draw:name="Hatch_20_4" draw:display-name="Hatch 4" draw:style="single" draw:color="#000000" draw:distance="0.0043in" draw:rotation="0"/>
    <draw:hatch draw:name="Hatch_20_5" draw:display-name="Hatch 5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nswer" style:family="paragraph" style:parent-style-name="Standard">
      <style:paragraph-properties fo:text-align="start" style:justify-single-word="false"/>
      <style:text-properties style:font-name="Courier" fo:font-size="9pt" fo:font-weight="normal" style:font-size-asian="9pt" style:font-weight-asian="normal" style:font-size-complex="9pt" style:font-weight-complex="normal"/>
    </style:style>
    <style:style style:name="Answer" style:family="paragraph" style:parent-style-name="Standard">
      <style:paragraph-properties fo:text-align="start" style:justify-single-word="false"/>
      <style:text-properties style:font-name="Courier" fo:font-size="9pt" fo:font-weight="normal" style:font-size-asian="9pt" style:font-weight-asian="normal" style:font-size-complex="9pt" style:font-weight-complex="normal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Answer" style:family="text">
      <style:text-properties fo:color="#009900" style:font-name="Courier" fo:font-size="9pt" fo:font-weight="bold" style:font-size-asian="9pt" style:font-weight-asian="bold" style:font-size-complex="9pt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Versoza</meta:initial-creator>
    <meta:creation-date>2012-09-04T03:15:29</meta:creation-date>
    <dc:date>2017-06-12T16:05:40</dc:date>
    <dc:creator>Joe Versoza</dc:creator>
    <meta:editing-duration>P1DT21H28M43S</meta:editing-duration>
    <meta:editing-cycles>48</meta:editing-cycles>
    <meta:generator>OpenOffice/4.1.1$Unix OpenOffice.org_project/411m6$Build-9775</meta:generator>
    <meta:document-statistic meta:table-count="0" meta:image-count="0" meta:object-count="0" meta:page-count="1" meta:paragraph-count="27" meta:word-count="227" meta:character-count="1613"/>
  </office:meta>
</office:document-meta>
</file>